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3" office:value-type="string">
            <text:p>Domestic Total Picked Up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3"/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office:value-type="float" office:value="24">
            <text:p>24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82">
            <text:p>82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208">
            <text:p>208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62">
            <text:p>162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118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4" office:value-type="date" office:date-value="2014-09-01T00:00:00">
            <text:p>9/1/2014</text:p>
          </table:table-cell>
          <table:table-cell table:style-name="ce23" office:value-type="string">
            <text:p>Sandy Lake Dr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9-01T00:00:00">
            <text:p>9/1/2014</text:p>
          </table:table-cell>
          <table:table-cell table:style-name="ce23" office:value-type="string">
            <text:p>Tulip 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02T00:00:00">
            <text:p>9/2/2014</text:p>
          </table:table-cell>
          <table:table-cell table:style-name="ce23" office:value-type="string">
            <text:p>Fox Hill Rd/ Essex Park Dr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4" office:value-type="date" office:date-value="2014-09-03T00:00:00">
            <text:p>9/3/2014</text:p>
          </table:table-cell>
          <table:table-cell table:style-name="ce23" office:value-type="string">
            <text:p>Spottswood Pl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03T00:00:00">
            <text:p>9/3/2014</text:p>
          </table:table-cell>
          <table:table-cell table:style-name="ce23" office:value-type="string">
            <text:p>Washington St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9-04T00:00:00">
            <text:p>9/4/2014</text:p>
          </table:table-cell>
          <table:table-cell table:style-name="ce23" office:value-type="string">
            <text:p>Burto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04T00:00:00">
            <text:p>9/4/2014</text:p>
          </table:table-cell>
          <table:table-cell table:style-name="ce23" office:value-type="string">
            <text:p>Quash St/ N. King St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9-05T00:00:00">
            <text:p>9/5/2014</text:p>
          </table:table-cell>
          <table:table-cell table:style-name="ce23" office:value-type="string">
            <text:p>Cherry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06T00:00:00">
            <text:p>9/6/2014</text:p>
          </table:table-cell>
          <table:table-cell table:style-name="ce23" office:value-type="string">
            <text:p>Chesapeake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07T00:00:00">
            <text:p>9/7/2014</text:p>
          </table:table-cell>
          <table:table-cell table:style-name="ce23" office:value-type="string">
            <text:p>Cherry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09T00:00:00">
            <text:p>9/9/2014</text:p>
          </table:table-cell>
          <table:table-cell table:style-name="ce23" office:value-type="string">
            <text:p>Morgan Dr/ Woodland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10T00:00:00">
            <text:p>9/10/2014</text:p>
          </table:table-cell>
          <table:table-cell table:style-name="ce23" office:value-type="string">
            <text:p>Murray Ave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9-10T00:00:00">
            <text:p>9/10/2014</text:p>
          </table:table-cell>
          <table:table-cell table:style-name="ce23" office:value-type="string">
            <text:p>Whealton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11T00:00:00">
            <text:p>9/11/2014</text:p>
          </table:table-cell>
          <table:table-cell table:style-name="ce23" office:value-type="string">
            <text:p>Hardy Cash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2T00:00:00">
            <text:p>9/12/2014</text:p>
          </table:table-cell>
          <table:table-cell table:style-name="ce23" office:value-type="string">
            <text:p>Edward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2T00:00:00">
            <text:p>9/12/2014</text:p>
          </table:table-cell>
          <table:table-cell table:style-name="ce23" office:value-type="string">
            <text:p>Butler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3T00:00:00">
            <text:p>9/13/2014</text:p>
          </table:table-cell>
          <table:table-cell table:style-name="ce23" office:value-type="string">
            <text:p>Aspenwood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9-13T00:00:00">
            <text:p>9/13/2014</text:p>
          </table:table-cell>
          <table:table-cell table:style-name="ce23" office:value-type="string">
            <text:p>Brightwood A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9-14T00:00:00">
            <text:p>9/14/2014</text:p>
          </table:table-cell>
          <table:table-cell table:style-name="ce23" office:value-type="string">
            <text:p>Butler Farm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14T00:00:00">
            <text:p>9/14/2014</text:p>
          </table:table-cell>
          <table:table-cell table:style-name="ce23" office:value-type="string">
            <text:p>Hanover Ave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4-09-15T00:00:00">
            <text:p>9/15/2014</text:p>
          </table:table-cell>
          <table:table-cell table:style-name="ce23" office:value-type="string">
            <text:p>Chickamauga Pik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5T00:00:00">
            <text:p>9/15/2014</text:p>
          </table:table-cell>
          <table:table-cell table:style-name="ce23" office:value-type="string">
            <text:p>Cornelius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9-16T00:00:00">
            <text:p>9/16/2014</text:p>
          </table:table-cell>
          <table:table-cell table:style-name="ce23" office:value-type="string">
            <text:p>Lyford ke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6T00:00:00">
            <text:p>9/16/2014</text:p>
          </table:table-cell>
          <table:table-cell table:style-name="ce23" office:value-type="string">
            <text:p>Sandy Lake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7T00:00:00">
            <text:p>9/17/2014</text:p>
          </table:table-cell>
          <table:table-cell table:style-name="ce23" office:value-type="string">
            <text:p>Sandy Lake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09-17T00:00:00">
            <text:p>9/17/2014</text:p>
          </table:table-cell>
          <table:table-cell table:style-name="ce23" office:value-type="string">
            <text:p>Aluminum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7T00:00:00">
            <text:p>9/17/2014</text:p>
          </table:table-cell>
          <table:table-cell table:style-name="ce23" office:value-type="string">
            <text:p>Quash 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7T00:00:00">
            <text:p>9/17/2014</text:p>
          </table:table-cell>
          <table:table-cell table:style-name="ce23" office:value-type="string">
            <text:p>N. Armistead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8T00:00:00">
            <text:p>9/18/2014</text:p>
          </table:table-cell>
          <table:table-cell table:style-name="ce23" office:value-type="string">
            <text:p>Kinsmen Wa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8T00:00:00">
            <text:p>9/18/2014</text:p>
          </table:table-cell>
          <table:table-cell table:style-name="ce23" office:value-type="string">
            <text:p>Markham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8T00:00:00">
            <text:p>9/18/2014</text:p>
          </table:table-cell>
          <table:table-cell table:style-name="ce23" office:value-type="string">
            <text:p>Bell 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9T00:00:00">
            <text:p>9/19/2014</text:p>
          </table:table-cell>
          <table:table-cell table:style-name="ce23" office:value-type="string">
            <text:p>Aspenwood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19T00:00:00">
            <text:p>9/19/2014</text:p>
          </table:table-cell>
          <table:table-cell table:style-name="ce23" office:value-type="string">
            <text:p>S. Armistead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0T00:00:00">
            <text:p>9/20/2014</text:p>
          </table:table-cell>
          <table:table-cell table:style-name="ce23" office:value-type="string">
            <text:p>Candelwoo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9-20T00:00:00">
            <text:p>9/20/2014</text:p>
          </table:table-cell>
          <table:table-cell table:style-name="ce23" office:value-type="string">
            <text:p>W. Sewell 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1T00:00:00">
            <text:p>9/21/2014</text:p>
          </table:table-cell>
          <table:table-cell table:style-name="ce23" office:value-type="string">
            <text:p>Candelwoo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9-21T00:00:00">
            <text:p>9/21/2014</text:p>
          </table:table-cell>
          <table:table-cell table:style-name="ce23" office:value-type="string">
            <text:p>Beach R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2T00:00:00">
            <text:p>9/22/2014</text:p>
          </table:table-cell>
          <table:table-cell table:style-name="ce23" office:value-type="string">
            <text:p>Cedar Dr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4" office:value-type="date" office:date-value="2014-09-22T00:00:00">
            <text:p>9/22/2014</text:p>
          </table:table-cell>
          <table:table-cell table:style-name="ce23" office:value-type="string">
            <text:p>W. Mercury Blv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2T00:00:00">
            <text:p>9/22/2014</text:p>
          </table:table-cell>
          <table:table-cell table:style-name="ce23" office:value-type="string">
            <text:p>W. Pembroke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3T00:00:00">
            <text:p>9/23/2014</text:p>
          </table:table-cell>
          <table:table-cell table:style-name="ce23" office:value-type="string">
            <text:p>W. Sewell 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3T00:00:00">
            <text:p>9/23/2014</text:p>
          </table:table-cell>
          <table:table-cell table:style-name="ce23" office:value-type="string">
            <text:p>Prince George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3T00:00:00">
            <text:p>9/23/2014</text:p>
          </table:table-cell>
          <table:table-cell table:style-name="ce23" office:value-type="string">
            <text:p>Watkins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4T00:00:00">
            <text:p>9/24/2014</text:p>
          </table:table-cell>
          <table:table-cell table:style-name="ce23" office:value-type="string">
            <text:p>W. Queen 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4T00:00:00">
            <text:p>9/24/2014</text:p>
          </table:table-cell>
          <table:table-cell table:style-name="ce23" office:value-type="string">
            <text:p>Candelwoo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4" office:value-type="date" office:date-value="2014-09-25T00:00:00">
            <text:p>9/25/2014</text:p>
          </table:table-cell>
          <table:table-cell table:style-name="ce23" office:value-type="string">
            <text:p>Michigan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5T00:00:00">
            <text:p>9/25/2014</text:p>
          </table:table-cell>
          <table:table-cell table:style-name="ce23" office:value-type="string">
            <text:p>Aberdeen St/ 58th 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25T00:00:00">
            <text:p>9/25/2014</text:p>
          </table:table-cell>
          <table:table-cell table:style-name="ce23" office:value-type="string">
            <text:p>Semple Farm R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5T00:00:00">
            <text:p>9/25/2014</text:p>
          </table:table-cell>
          <table:table-cell table:style-name="ce23" office:value-type="string">
            <text:p>N. Armistead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3" office:value-type="string">
            <text:p>N. Armistead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3" office:value-type="string">
            <text:p>Greenbriar Ave/ Shell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09-26T00:00:00">
            <text:p>9/26/2014</text:p>
          </table:table-cell>
          <table:table-cell table:style-name="ce23" office:value-type="string">
            <text:p>North Park Lan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9T00:00:00">
            <text:p>9/29/2014</text:p>
          </table:table-cell>
          <table:table-cell table:style-name="ce23" office:value-type="string">
            <text:p>Prince George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29T00:00:00">
            <text:p>9/29/2014</text:p>
          </table:table-cell>
          <table:table-cell table:style-name="ce23" office:value-type="string">
            <text:p>Buckroe Ave.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09-30T00:00:00">
            <text:p>9/30/2014</text:p>
          </table:table-cell>
          <table:table-cell table:style-name="ce23" office:value-type="string">
            <text:p>Green Spring Ct.</text:p>
          </table:table-cell>
          <table:table-cell table:style-name="ce23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